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12A55AE93E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style:line-height-at-least="0.353cm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Header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weight-complex="bold"/>
    </style:style>
    <style:style style:name="P6" style:family="paragraph" style:parent-style-name="Header">
      <style:paragraph-properties>
        <style:tab-stops>
          <style:tab-stop style:position="1.614cm"/>
          <style:tab-stop style:position="7.999cm" style:type="center"/>
        </style:tab-stops>
      </style:paragraph-properties>
    </style:style>
    <style:style style:name="P7" style:family="paragraph" style:parent-style-name="Footer">
      <style:text-properties style:font-name="Times New Roman" fo:font-size="10pt" style:font-size-asian="10pt" style:font-size-complex="10pt"/>
    </style:style>
    <style:style style:name="P8" style:family="paragraph" style:parent-style-name="Footer">
      <style:text-properties fo:color="#000000" style:font-name="Arial" fo:font-size="9pt" style:font-size-asian="9pt" style:font-name-complex="Arial" style:font-size-complex="9pt"/>
    </style:style>
    <style:style style:name="P9" style:family="paragraph" style:parent-style-name="Standard">
      <style:paragraph-properties fo:line-height="150%"/>
      <style:text-properties officeooo:paragraph-rsid="0020f6cb"/>
    </style:style>
    <style:style style:name="P10" style:family="paragraph" style:parent-style-name="Standard">
      <style:paragraph-properties fo:line-height="150%"/>
      <style:text-properties style:font-name="Arial" fo:font-size="12pt" fo:font-weight="normal" officeooo:paragraph-rsid="0020f6c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.212cm" fo:margin-bottom="0cm" loext:contextual-spacing="false" fo:line-height="100%" fo:text-align="center" style:justify-single-word="false" style:text-autospace="none"/>
      <style:text-properties fo:color="#000000" style:font-name="Times New Roman" fo:font-size="12pt" fo:font-style="italic" style:font-size-asian="12pt" style:font-style-asian="italic" style:font-name-complex="Arial" style:font-size-complex="12pt"/>
    </style:style>
    <style:style style:name="P12" style:family="paragraph" style:parent-style-name="Standard">
      <style:paragraph-properties fo:margin-top="0.212cm" fo:margin-bottom="0cm" loext:contextual-spacing="false" fo:line-height="100%" fo:text-align="center" style:justify-single-word="false" style:text-autospace="none"/>
      <style:text-properties fo:color="#000000" style:font-name="Times New Roman" fo:font-size="12pt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top="0.212cm" fo:margin-bottom="0cm" loext:contextual-spacing="false" fo:line-height="100%" fo:text-align="justify" style:justify-single-word="false" style:text-autospace="none"/>
      <style:text-properties fo:color="#000000" style:font-name="Times New Roman" fo:font-size="12pt" fo:font-weight="normal" officeooo:paragraph-rsid="001e1143" style:font-size-asian="12pt" style:font-weight-asian="normal" style:font-name-complex="Arial" style:font-size-complex="12pt" style:font-weight-complex="normal"/>
    </style:style>
    <style:style style:name="P14" style:family="paragraph" style:parent-style-name="Standard">
      <style:paragraph-properties fo:margin-top="0.212cm" fo:margin-bottom="0cm" loext:contextual-spacing="false" fo:line-height="100%" fo:text-align="justify" style:justify-single-word="false" style:text-autospace="none"/>
      <style:text-properties fo:color="#000000" style:font-name="Times New Roman" fo:font-size="12pt" fo:font-weight="normal" officeooo:rsid="001e1143" officeooo:paragraph-rsid="001e1143" style:font-name-asian="Times New Roman" style:font-size-asian="12pt" style:font-weight-asian="normal" style:font-name-complex="Arial" style:font-size-complex="12pt" style:font-weight-complex="normal"/>
    </style:style>
    <style:style style:name="P15" style:family="paragraph" style:parent-style-name="Standard">
      <style:paragraph-properties fo:margin-top="0.212cm" fo:margin-bottom="0cm" loext:contextual-spacing="false" fo:line-height="100%" fo:text-align="center" style:justify-single-word="false" style:text-autospace="none"/>
      <style:text-properties fo:color="#000000" style:font-name="Arial" fo:font-size="12pt" fo:font-weight="normal" officeooo:paragraph-rsid="001e1143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paragraph-properties fo:margin-top="0.212cm" fo:margin-bottom="0cm" loext:contextual-spacing="false" fo:line-height="100%" fo:text-align="justify" style:justify-single-word="false" style:text-autospace="none"/>
      <style:text-properties style:font-name="Arial" fo:font-size="12pt" style:font-size-asian="12pt" style:font-name-complex="Arial" style:font-size-complex="12pt"/>
    </style:style>
    <style:style style:name="P17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Arial" fo:font-size="12pt" fo:font-weight="normal" officeooo:paragraph-rsid="001e1143" style:font-name-asian="Arial1" style:font-size-asian="12pt" style:font-weight-asian="normal" style:font-name-complex="Arial1" style:font-size-complex="12pt" style:font-weight-complex="normal"/>
    </style:style>
    <style:style style:name="P18" style:family="paragraph" style:parent-style-name="Standard">
      <style:paragraph-properties fo:margin-top="0.212cm" fo:margin-bottom="0cm" loext:contextual-spacing="false" fo:line-height="100%" fo:text-align="start" style:justify-single-word="false" style:text-autospace="none"/>
      <style:text-properties style:font-name="Arial" officeooo:paragraph-rsid="001e1143"/>
    </style:style>
    <style:style style:name="P19" style:family="paragraph" style:parent-style-name="Standard">
      <style:paragraph-properties fo:margin-top="0.212cm" fo:margin-bottom="0cm" loext:contextual-spacing="false" fo:line-height="100%" fo:text-align="center" style:justify-single-word="false" style:text-autospace="none"/>
      <style:text-properties style:font-name="Arial" fo:font-weight="normal" officeooo:paragraph-rsid="001e1143" style:font-weight-asian="normal" style:font-weight-complex="normal"/>
    </style:style>
    <style:style style:name="P20" style:family="paragraph" style:parent-style-name="Standard">
      <style:paragraph-properties fo:margin-top="0.212cm" fo:margin-bottom="0cm" loext:contextual-spacing="false" fo:line-height="100%" fo:text-align="start" style:justify-single-word="false" style:text-autospace="none"/>
      <style:text-properties fo:color="#00000a" style:font-name="Arial" fo:font-size="12pt" fo:font-weight="bold" officeooo:paragraph-rsid="001e1143" style:font-name-asian="Arial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top="0.212cm" fo:margin-bottom="0.212cm" loext:contextual-spacing="false" fo:line-height="150%" fo:text-align="justify" style:justify-single-word="false" style:text-autospace="none"/>
      <style:text-properties style:font-name="Arial" fo:font-weight="normal" officeooo:paragraph-rsid="001e1143" style:font-weight-asian="normal" style:font-weight-complex="normal"/>
    </style:style>
    <style:style style:name="P22" style:family="paragraph" style:parent-style-name="Standard">
      <style:paragraph-properties fo:margin-top="0cm" fo:margin-bottom="0.21cm" loext:contextual-spacing="false" fo:line-height="150%" fo:text-align="justify" style:justify-single-word="false" style:text-autospace="none"/>
      <style:text-properties fo:color="#000000" style:font-name="Arial" fo:font-size="12pt" fo:font-weight="normal" officeooo:paragraph-rsid="0020f6cb" style:font-size-asian="12pt" style:font-weight-asian="normal" style:font-name-complex="Arial" style:font-size-complex="12pt" style:font-weight-complex="normal"/>
    </style:style>
    <style:style style:name="P23" style:family="paragraph" style:parent-style-name="Standard">
      <style:paragraph-properties fo:margin-top="0cm" fo:margin-bottom="0.21cm" loext:contextual-spacing="false" fo:line-height="150%" fo:text-align="justify" style:justify-single-word="false" style:text-autospace="none"/>
      <style:text-properties fo:color="#000000" style:font-name="Arial" fo:font-size="12pt" fo:font-weight="normal" officeooo:rsid="0020f6cb" officeooo:paragraph-rsid="0020f6cb" style:font-name-asian="Arial" style:font-size-asian="12pt" style:font-weight-asian="normal" style:font-name-complex="Arial" style:font-size-complex="12pt" style:font-weight-complex="normal"/>
    </style:style>
    <style:style style:name="P24" style:family="paragraph" style:parent-style-name="Standard">
      <style:paragraph-properties fo:margin-top="0cm" fo:margin-bottom="0.21cm" loext:contextual-spacing="false" fo:line-height="150%" fo:text-align="justify" style:justify-single-word="false" style:text-autospace="none"/>
      <style:text-properties fo:color="#000000" style:font-name="Arial" fo:font-size="12pt" fo:font-weight="bold" officeooo:paragraph-rsid="001e1143" style:font-name-asian="Arial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cm" fo:margin-bottom="0.21cm" loext:contextual-spacing="false" fo:line-height="100%" fo:text-align="justify" style:justify-single-word="false" style:text-autospace="none"/>
      <style:text-properties style:font-name="Arial" officeooo:paragraph-rsid="00241e03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officeooo:paragraph-rsid="001e1143" style:font-name-asian="Times New Roman1" style:font-name-complex="Times New Roman1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officeooo:paragraph-rsid="001e1143" style:font-name-asian="Times New Roman1" style:font-name-complex="Times New Roman1"/>
    </style:style>
    <style:style style:name="P2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officeooo:paragraph-rsid="002290f3" style:font-name-asian="Times New Roman1" style:font-name-complex="Times New Roman1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officeooo:paragraph-rsid="0020f6cb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2pt" officeooo:paragraph-rsid="0020f6cb" style:font-size-asian="12pt" style:font-size-complex="12pt"/>
    </style:style>
    <style:style style:name="P31" style:family="paragraph" style:parent-style-name="Standard_20__28_user_29_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" fo:font-size="10pt" officeooo:paragraph-rsid="001e1143" style:font-name-asian="Times New Roman" style:font-size-asian="10pt" style:font-name-complex="Times New Roman"/>
    </style:style>
    <style:style style:name="P32" style:family="paragraph" style:parent-style-name="Citação_20_Direta_20_mais_20_de_20_três_20_linhas">
      <style:paragraph-properties fo:margin-left="0cm" fo:margin-right="0cm" fo:line-height="150%" fo:text-indent="0cm" style:auto-text-indent="false">
        <style:tab-stops>
          <style:tab-stop style:position="2.136cm"/>
        </style:tab-stops>
      </style:paragraph-properties>
      <style:text-properties style:font-name="Arial" fo:font-weight="normal" officeooo:paragraph-rsid="0020f6cb" style:font-weight-asian="normal" style:font-weight-complex="normal"/>
    </style:style>
    <style:style style:name="P33" style:family="paragraph" style:parent-style-name="Citação_20_Direta_20_mais_20_de_20_três_20_linhas">
      <style:paragraph-properties fo:margin-left="0cm" fo:margin-right="0cm" fo:line-height="150%" fo:text-indent="0cm" style:auto-text-indent="false">
        <style:tab-stops>
          <style:tab-stop style:position="2.136cm"/>
        </style:tab-stops>
      </style:paragraph-properties>
      <style:text-properties style:font-name="Arial" fo:font-size="12pt" fo:font-weight="normal" officeooo:paragraph-rsid="0020f6cb" style:font-size-asian="12pt" style:font-weight-asian="normal" style:font-weight-complex="normal"/>
    </style:style>
    <style:style style:name="P34" style:family="paragraph" style:parent-style-name="Citação_20_Direta_20_mais_20_de_20_três_20_linhas"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>
        <style:tab-stops>
          <style:tab-stop style:position="2.136cm"/>
        </style:tab-stops>
      </style:paragraph-properties>
      <style:text-properties style:font-name="Arial" fo:font-size="12pt" fo:font-weight="normal" officeooo:rsid="00178286" officeooo:paragraph-rsid="0020f6cb" style:font-name-asian="Times New Roman1" style:font-size-asian="12pt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margin-left="4.00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20f6cb"/>
    </style:style>
    <style:style style:name="P36" style:family="paragraph" style:parent-style-name="Standard">
      <style:paragraph-properties fo:margin-left="4.00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officeooo:paragraph-rsid="0020f6cb"/>
    </style:style>
    <style:style style:name="P37" style:family="paragraph" style:parent-style-name="Standard_20__28_user_29_">
      <style:paragraph-properties fo:margin-left="4.00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pt" officeooo:paragraph-rsid="001e1143" style:font-name-asian="Times New Roman" style:font-size-asian="10pt" style:font-name-complex="Times New Roman"/>
    </style:style>
    <style:style style:name="P38" style:family="paragraph" style:parent-style-name="Standard">
      <style:paragraph-properties fo:margin-left="4.001cm" fo:margin-right="0cm" fo:line-height="100%" fo:text-align="justify" style:justify-single-word="false" fo:text-indent="0cm" style:auto-text-indent="false"/>
      <style:text-properties style:font-name="Arial" officeooo:paragraph-rsid="002290f3" style:font-name-asian="Times New Roman1" style:font-name-complex="Times New Roman1"/>
    </style:style>
    <style:style style:name="P39" style:family="paragraph" style:parent-style-name="Standard_20__28_user_29_">
      <style:paragraph-properties fo:margin-left="4.001cm" fo:margin-right="0cm" fo:margin-top="0cm" fo:margin-bottom="0.212cm" loext:contextual-spacing="false" fo:line-height="100%" fo:text-align="justify" style:justify-single-word="false" fo:text-indent="0cm" style:auto-text-indent="false"/>
      <style:text-properties style:font-name="Arial" fo:font-size="10pt" officeooo:paragraph-rsid="001e1143" style:font-name-asian="Times New Roman" style:font-size-asian="10pt" style:font-name-complex="Times New Roman"/>
    </style:style>
    <style:style style:name="P40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fo:color="#548dd4" style:font-name="Arial" fo:font-size="12pt" fo:font-weight="normal" officeooo:paragraph-rsid="001e1143" style:font-name-asian="Arial1" style:font-size-asian="12pt" style:font-weight-asian="normal" style:font-name-complex="Arial1" style:font-size-complex="12pt" style:font-weight-complex="normal"/>
    </style:style>
    <style:style style:name="P41" style:family="paragraph" style:parent-style-name="Standard_20__28_user_29_">
      <style:paragraph-properties fo:margin-top="0cm" fo:margin-bottom="0.212cm" loext:contextual-spacing="false" fo:line-height="150%" fo:text-align="justify" style:justify-single-word="false"/>
      <style:text-properties style:font-name="Times New Roman" officeooo:paragraph-rsid="001e1143"/>
    </style:style>
    <style:style style:name="P42" style:family="paragraph" style:parent-style-name="Standard_20__28_user_29_">
      <style:paragraph-properties fo:margin-top="0cm" fo:margin-bottom="0.212cm" loext:contextual-spacing="false" fo:line-height="150%"/>
      <style:text-properties style:font-name="Times New Roman" officeooo:paragraph-rsid="001e1143" style:font-name-asian="Times New Roman" style:font-name-complex="Arial"/>
    </style:style>
    <style:style style:name="P43" style:family="paragraph" style:parent-style-name="Standard_20__28_user_29_">
      <style:paragraph-properties fo:margin-top="0cm" fo:margin-bottom="0.212cm" loext:contextual-spacing="false" fo:line-height="150%" fo:text-align="justify" style:justify-single-word="false"/>
      <style:text-properties style:font-name="Arial" officeooo:paragraph-rsid="001e1143"/>
    </style:style>
    <style:style style:name="P44" style:family="paragraph" style:parent-style-name="Standard_20__28_user_29_">
      <style:paragraph-properties fo:margin-top="0cm" fo:margin-bottom="0.212cm" loext:contextual-spacing="false" fo:line-height="100%" fo:text-align="justify" style:justify-single-word="false"/>
      <style:text-properties style:font-name="Arial" fo:font-size="12pt" fo:font-weight="normal" officeooo:paragraph-rsid="001e1143" style:font-name-asian="Times New Roman" style:font-size-asian="12pt" style:font-weight-asian="normal" style:font-name-complex="Arial" style:font-size-complex="12pt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1.501cm"/>
        </style:tab-stops>
      </style:paragraph-properties>
      <style:text-properties style:font-name="Arial" fo:font-weight="normal" officeooo:paragraph-rsid="0020f6cb" style:font-weight-asian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fo:font-weight="normal" officeooo:paragraph-rsid="001e1143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1.501cm"/>
        </style:tab-stops>
      </style:paragraph-properties>
      <style:text-properties style:font-name="Arial" fo:font-size="12pt" fo:font-weight="normal" officeooo:paragraph-rsid="0020f6cb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50%" fo:text-align="justify" style:justify-single-word="false">
        <style:tab-stops>
          <style:tab-stop style:position="1.501cm"/>
        </style:tab-stops>
      </style:paragraph-properties>
      <style:text-properties style:font-name="Arial" fo:font-size="12pt" fo:font-weight="normal" officeooo:paragraph-rsid="0020f6cb" style:font-name-asian="Times New Roman1" style:font-size-asian="12pt" style:font-weight-asian="normal" style:font-name-complex="Times New Roman1" style:font-size-complex="12pt" style:font-weight-complex="normal"/>
    </style:style>
    <style:style style:name="P49" style:family="paragraph" style:parent-style-name="Standard_20__28_user_29_">
      <style:paragraph-properties fo:margin-top="0cm" fo:margin-bottom="0cm" loext:contextual-spacing="false" fo:line-height="100%" fo:text-align="justify" style:justify-single-word="false"/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2pt" officeooo:paragraph-rsid="002290f3" style:font-name-asian="Times New Roman1" style:font-size-asian="12pt" style:font-name-complex="Times New Roman1" style:font-size-complex="12pt"/>
    </style:style>
    <style:style style:name="P51" style:family="paragraph" style:parent-style-name="Citação_20_Direta_20_mais_20_de_20_três_20_linhas" style:list-style-name="WWNum18">
      <style:paragraph-properties fo:margin-left="0cm" fo:margin-right="0cm" fo:line-height="150%" fo:text-indent="0cm" style:auto-text-indent="false">
        <style:tab-stops>
          <style:tab-stop style:position="10.963cm"/>
        </style:tab-stops>
      </style:paragraph-properties>
      <style:text-properties style:font-name="Arial" fo:font-weight="normal" officeooo:paragraph-rsid="0020f6cb" style:font-weight-asian="normal" style:font-weight-complex="normal"/>
    </style:style>
    <style:style style:name="P52" style:family="paragraph" style:parent-style-name="Citação_20_Direta_20_mais_20_de_20_três_20_linhas" style:list-style-name="WWNum18">
      <style:paragraph-properties fo:margin-left="0cm" fo:margin-right="0cm" fo:line-height="150%" fo:text-indent="0cm" style:auto-text-indent="false">
        <style:tab-stops>
          <style:tab-stop style:position="10.963cm"/>
        </style:tab-stops>
      </style:paragraph-properties>
      <style:text-properties style:font-name="Arial" fo:font-size="12pt" fo:font-weight="normal" officeooo:paragraph-rsid="0020f6cb" style:font-size-asian="12pt" style:font-weight-asian="normal" style:font-weight-complex="normal"/>
    </style:style>
    <style:style style:name="P53" style:family="paragraph" style:parent-style-name="Padrão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style:font-name="Times New Roman" fo:font-weight="bold" style:font-weight-asian="bold"/>
    </style:style>
    <style:style style:name="T1" style:family="text">
      <style:text-properties style:font-name-complex="Arial"/>
    </style:style>
    <style:style style:name="T2" style:family="text">
      <style:text-properties fo:color="#000000"/>
    </style:style>
    <style:style style:name="T3" style:family="text">
      <style:text-properties fo:color="#000000" style:font-name-complex="Arial"/>
    </style:style>
    <style:style style:name="T4" style:family="text">
      <style:text-properties fo:color="#000000" style:font-name-asian="Arial" style:font-name-complex="Arial"/>
    </style:style>
    <style:style style:name="T5" style:family="text">
      <style:text-properties fo:color="#000000" fo:font-size="12pt" style:font-size-asian="12pt" style:font-name-complex="Arial" style:font-size-complex="12pt"/>
    </style:style>
    <style:style style:name="T6" style:family="text">
      <style:text-properties fo:color="#000000" fo:font-size="12pt" officeooo:rsid="0019c87d" style:font-size-asian="12pt" style:font-name-complex="Arial" style:font-size-complex="12pt"/>
    </style:style>
    <style:style style:name="T7" style:family="text">
      <style:text-properties fo:color="#000000" fo:font-size="12pt" style:font-size-asian="12pt" style:font-name-complex="Arial1" style:font-size-complex="12pt"/>
    </style:style>
    <style:style style:name="T8" style:family="text">
      <style:text-properties fo:color="#000000" fo:font-size="12pt" officeooo:rsid="0019c87d" style:font-size-asian="12pt" style:font-name-complex="Arial1" style:font-size-complex="12pt"/>
    </style:style>
    <style:style style:name="T9" style:family="text">
      <style:text-properties fo:color="#000000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color="#000000" fo:font-size="12pt" fo:font-weight="bold" style:font-name-asian="Arial" style:font-size-asian="12pt" style:font-weight-asian="bold" style:font-name-complex="Arial" style:font-size-complex="12pt" style:font-weight-complex="normal"/>
    </style:style>
    <style:style style:name="T11" style:family="text">
      <style:text-properties fo:color="#000000" fo:font-size="12pt" style:font-name-asian="Arial" style:font-size-asian="12pt" style:font-name-complex="Arial" style:font-size-complex="12pt"/>
    </style:style>
    <style:style style:name="T12" style:family="text">
      <style:text-properties fo:color="#000000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13" style:family="text">
      <style:text-properties fo:color="#000000" style:font-name="Arial" fo:font-size="12pt" officeooo:rsid="00159bf5" style:font-name-asian="Times New Roman1" style:font-size-asian="12pt" style:font-name-complex="Times New Roman1" style:font-size-complex="12pt"/>
    </style:style>
    <style:style style:name="T14" style:family="text">
      <style:text-properties fo:color="#000000" officeooo:rsid="0017fa82"/>
    </style:style>
    <style:style style:name="T15" style:family="text">
      <style:text-properties fo:color="#000000" officeooo:rsid="0019c87d"/>
    </style:style>
    <style:style style:name="T16" style:family="text">
      <style:text-properties fo:color="#000000" style:font-name-asian="Times New Roman1" style:font-name-complex="Times New Roman1"/>
    </style:style>
    <style:style style:name="T17" style:family="text">
      <style:text-properties fo:color="#000000" officeooo:rsid="0019c87d" style:font-name-asian="Times New Roman1" style:font-name-complex="Times New Roman1"/>
    </style:style>
    <style:style style:name="T18" style:family="text">
      <style:text-properties fo:color="#000000" officeooo:rsid="0017fa82" style:font-name-asian="Times New Roman1" style:font-name-complex="Times New Roman1"/>
    </style:style>
    <style:style style:name="T19" style:family="text">
      <style:text-properties fo:font-weight="bold" style:font-weight-asian="bold"/>
    </style:style>
    <style:style style:name="T20" style:family="text">
      <style:text-properties fo:font-size="12pt" style:font-size-asian="12pt"/>
    </style:style>
    <style:style style:name="T21" style:family="text">
      <style:text-properties fo:font-size="12pt" officeooo:rsid="0020f6cb" style:font-size-asian="12pt"/>
    </style:style>
    <style:style style:name="T22" style:family="text">
      <style:text-properties fo:font-size="12pt" officeooo:rsid="00159bf5" style:font-name-asian="Times New Roman" style:font-size-asian="12pt" style:font-name-complex="Times New Roman" style:font-size-complex="12pt"/>
    </style:style>
    <style:style style:name="T23" style:family="text">
      <style:text-properties fo:font-size="12pt" style:font-name-asian="Times New Roman1" style:font-size-asian="12pt" style:font-name-complex="Times New Roman1" style:font-size-complex="12pt"/>
    </style:style>
    <style:style style:name="T24" style:family="text">
      <style:text-properties style:font-name="Arial"/>
    </style:style>
    <style:style style:name="T25" style:family="text">
      <style:text-properties style:font-name="Arial" style:font-name-asian="Times New Roman" style:font-name-complex="Arial"/>
    </style:style>
    <style:style style:name="T26" style:family="text">
      <style:text-properties style:font-name="Arial" officeooo:rsid="0015216e" style:font-name-asian="Times New Roman" style:font-name-complex="Arial"/>
    </style:style>
    <style:style style:name="T27" style:family="text">
      <style:text-properties style:font-name="Arial" fo:font-size="12pt" officeooo:rsid="00159bf5" style:font-name-asian="Times New Roman" style:font-size-asian="12pt" style:font-name-complex="Times New Roman" style:font-size-complex="12pt"/>
    </style:style>
    <style:style style:name="T28" style:family="text">
      <style:text-properties style:font-name="Arial" fo:font-size="12pt" officeooo:rsid="00178286" style:font-name-asian="Times New Roman" style:font-size-asian="12pt" style:font-name-complex="Times New Roman" style:font-size-complex="12pt"/>
    </style:style>
    <style:style style:name="T29" style:family="text">
      <style:text-properties style:font-name="Arial" fo:font-size="12pt" officeooo:rsid="00159bf5" style:font-name-asian="Times New Roman1" style:font-size-asian="12pt" style:font-name-complex="Times New Roman1" style:font-size-complex="12pt"/>
    </style:style>
    <style:style style:name="T30" style:family="text">
      <style:text-properties style:font-name="Arial" fo:font-size="12pt" officeooo:rsid="00178286" style:font-name-asian="Times New Roman1" style:font-size-asian="12pt" style:font-name-complex="Times New Roman1" style:font-size-complex="12pt"/>
    </style:style>
    <style:style style:name="T31" style:family="text">
      <style:text-properties style:font-name="Arial" fo:font-size="12pt" fo:font-style="italic" officeooo:rsid="00178286" style:font-name-asian="Times New Roman1" style:font-size-asian="12pt" style:font-style-asian="italic" style:font-name-complex="Times New Roman1" style:font-size-complex="12pt" style:font-style-complex="italic"/>
    </style:style>
    <style:style style:name="T32" style:family="text">
      <style:text-properties style:font-name="Arial" fo:font-size="12pt" fo:font-style="italic" officeooo:rsid="00159bf5" style:font-name-asian="Times New Roman1" style:font-size-asian="12pt" style:font-style-asian="italic" style:font-name-complex="Times New Roman1" style:font-size-complex="12pt" style:font-style-complex="italic"/>
    </style:style>
    <style:style style:name="T33" style:family="text">
      <style:text-properties style:font-name="Arial" officeooo:rsid="001e651f"/>
    </style:style>
    <style:style style:name="T34" style:family="text">
      <style:text-properties style:font-name="Arial" officeooo:rsid="00159586"/>
    </style:style>
    <style:style style:name="T35" style:family="text">
      <style:text-properties style:font-name="Arial" officeooo:rsid="001afffa"/>
    </style:style>
    <style:style style:name="T36" style:family="text">
      <style:text-properties style:font-name="Arial" officeooo:rsid="001cae4d"/>
    </style:style>
    <style:style style:name="T37" style:family="text">
      <style:text-properties style:font-name-asian="Times New Roman"/>
    </style:style>
    <style:style style:name="T38" style:family="text">
      <style:text-properties style:font-name-asian="Times New Roman" style:font-name-complex="Arial"/>
    </style:style>
    <style:style style:name="T39" style:family="text">
      <style:text-properties officeooo:rsid="0015216e" style:font-name-asian="Times New Roman" style:font-name-complex="Arial"/>
    </style:style>
    <style:style style:name="T40" style:family="text">
      <style:text-properties officeooo:rsid="001e1143" style:font-name-asian="Times New Roman"/>
    </style:style>
    <style:style style:name="T41" style:family="text">
      <style:text-properties fo:color="#00000a" fo:language="pt" fo:country="none" fo:background-color="#ffffff" loext:char-shading-value="0" style:font-name-complex="Arial1"/>
    </style:style>
    <style:style style:name="T42" style:family="text">
      <style:text-properties fo:color="#00000a" fo:language="pt" fo:country="none" officeooo:rsid="0017fa82" fo:background-color="#ffffff" loext:char-shading-value="0" style:font-name-complex="Arial1"/>
    </style:style>
    <style:style style:name="T43" style:family="text">
      <style:text-properties style:font-name-asian="Arial"/>
    </style:style>
    <style:style style:name="T44" style:family="text">
      <style:text-properties officeooo:rsid="001afbc7" style:font-name-asian="Arial"/>
    </style:style>
    <style:style style:name="T45" style:family="text">
      <style:text-properties officeooo:rsid="001afffa" style:font-name-asian="Arial"/>
    </style:style>
    <style:style style:name="T46" style:family="text">
      <style:text-properties fo:font-size="10pt" style:font-name-asian="Times New Roman1" style:font-size-asian="10pt" style:font-name-complex="Times New Roman1"/>
    </style:style>
    <style:style style:name="T47" style:family="text">
      <style:text-properties fo:font-size="10pt" officeooo:rsid="001e651f" style:font-name-asian="Times New Roman1" style:font-size-asian="10pt" style:font-name-complex="Times New Roman1"/>
    </style:style>
    <style:style style:name="T48" style:family="text">
      <style:text-properties fo:font-size="10pt" officeooo:rsid="001e651f" fo:background-color="#ffff00" loext:char-shading-value="0" style:font-name-asian="Times New Roman1" style:font-size-asian="10pt" style:font-name-complex="Times New Roman1"/>
    </style:style>
    <style:style style:name="T49" style:family="text">
      <style:text-properties fo:font-size="10pt" style:font-size-asian="10pt"/>
    </style:style>
    <style:style style:name="T50" style:family="text">
      <style:text-properties fo:font-size="10pt" officeooo:rsid="001cae4d" style:font-size-asian="10pt"/>
    </style:style>
    <style:style style:name="T51" style:family="text">
      <style:text-properties officeooo:rsid="001afffa"/>
    </style:style>
    <style:style style:name="T52" style:family="text">
      <style:text-properties fo:color="#ff0000" style:font-name="Arial" fo:font-size="12pt" officeooo:rsid="00159bf5" style:font-name-asian="Times New Roman1" style:font-size-asian="12pt" style:font-name-complex="Times New Roman1" style:font-size-complex="12pt"/>
    </style:style>
    <style:style style:name="T53" style:family="text">
      <style:text-properties officeooo:rsid="0017fa82"/>
    </style:style>
    <style:style style:name="T54" style:family="text">
      <style:text-properties style:font-name-asian="Times New Roman1" style:font-name-complex="Times New Roman1"/>
    </style:style>
    <style:style style:name="T55" style:family="text">
      <style:text-properties officeooo:rsid="001e651f" style:font-name-asian="Times New Roman1" style:font-name-complex="Times New Roman1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OLHARES OBLÍQUOS, ANÁLISES PLURAIS</text:p>
      <text:p text:style-name="P11">Bárbara Bianca Rocha</text:p>
      <text:p text:style-name="P12">RESUMO</text:p>
      <text:p text:style-name="P13"><text:span text:style-name="T37">A Educação do Campo se constitui em uma modalidade de estudo relativamente nova, sua discussão teve início em 1998. Ela está diretamente vinculada à diversidade, às lutas sociais e em favor de políticas públicas. Este trabalho tem como objetivo analisar, de que forma ocorre o processo de ensino/aprendizagem das escolas multisseriadas do campo, no município de Camboriú a partir da perspectiva dos acadêmicos do Instituto Federal Catarinense campus Camboriú do 7º período do ano de 2016. </text:span><text:span text:style-name="T40">A pesquisa encontra-se em fase de elaboração, na etapa de coleta de dados.</text:span></text:p>
      <text:p text:style-name="P14"/>
      <text:p text:style-name="P18"><text:span text:style-name="T9">Palavras-chave</text:span><text:span text:style-name="T5">:</text:span><text:span text:style-name="T11"> Educação do Campo; Escolas multisseriadas; Ensino/aprendizagem. </text:span></text:p>
      <text:p text:style-name="P20"/>
      <text:p text:style-name="P43"><text:span text:style-name="T38"><text:tab/>A Educação do campo se constituiu a partir da necessidade de um grupo ao acesso à educação de qualidade e se firmou a partir das lutas de classes promovidas por grupos sociais como </text:span><text:span text:style-name="T39">o </text:span><text:span text:style-name="T38">Movimento sem Terra </text:span><text:span text:style-name="T39">(MST),</text:span><text:span text:style-name="T38"> e </text:span><text:span text:style-name="T39">outros </text:span><text:span text:style-name="T38">movimentos sociais que </text:span><text:span text:style-name="T39">também</text:span><text:span text:style-name="T38"> solicitavam a Reforma Agrária. Essas manifestações reivindicavam uma escolarização que possibilitasse a sua associação com realidade na qual estavam inseridos.</text:span></text:p>
      <text:p text:style-name="P37">(...) da exigência do pensar a especificidade: considerar a realidade do campo na construção de políticas públicas e de Pedagogia significa considerar os sujeitos da Educação e considerar a prática social que forma estes sujeitos como seres humanos e como sujeitos coletivos. E não pretender que a Educação/ a Pedagogia valha e se explique por e em si mesma. (CALDART, 2009, p.42).</text:p>
      <text:p text:style-name="P31"/>
      <text:p text:style-name="P26"><text:span text:style-name="T51"><text:tab/></text:span><text:span text:style-name="T35">A</text:span><text:span text:style-name="T24"> educação do campo está </text:span><text:span text:style-name="T35">intrinsecamente</text:span><text:span text:style-name="T24"> vinculada ao trabalho. Porém não se trata de um trabalho voltado para a realidade de produção a qual o capitalismo se firma, já que suas realidades sociais e econômicas se diferenciam muito. A relação da educação do Campo com o trabalho está vinculada ao marco histórico, em que o capitalismo está inserido. </text:span><text:span text:style-name="T35">I</text:span><text:span text:style-name="T24">sto é, com a abertura para o mercado internacional, as grandes indústrias aumentam sua produção incidindo diretamente na exploração da </text:span><text:span text:style-name="T33">mão de obra</text:span><text:span text:style-name="T24"> trabalhista do campo. </text:span><text:span text:style-name="T36">I</text:span><text:span text:style-name="T24">mpulsionando-a para uma realidade voltada para a tecnologia do agronegócio na intenção de produzir mais gerando logicamente mais lucro.</text:span></text:p>
      <text:p text:style-name="P27"><text:soft-page-break/><text:tab/>Assim é que, ao refletir sobre a educação do campo e seu currículo é necessário adequar componentes curriculares que sejam significativos para sua atuação, enquanto moradores e trabalhadores do campo. É preciso refletir, </text:p>
      <text:p text:style-name="P38"><text:span text:style-name="T49"><text:tab/>sobre como fazer uma escola vinculada à </text:span><text:span text:style-name="T50">'</text:span><text:span text:style-name="T49">vida real’, não no sentido de apenas colada a necessidades e interesses de um cotidiano linear e de superfície, mas como síntese de múltiplas relações, determinações, como questões da realidade concreta. Retoma a interrogação sobre a necessidade/possibilidade de vínculo da escola, de seu projeto pedagógico, com sujeitos concretos na diversidade de questão que a ‘vida real’ lhes impõe. Uma escola cujos profissionais sejam capazes de coordenar a construção de um currículo que contemple diferentes dimensões formativas e que articule o trabalho pedagógico da dimensão do conhecimento com práticas de trabalho, cultura, luta social. (CALDART, 2009, p.42). </text:span></text:p>
      <text:p text:style-name="P28"/>
      <text:p text:style-name="P50">As lutas pelas escolas de campo não são relacionadas a busca por uma escola exclusivamente para o campo, e sim por uma escola que atenda as pessoas que vivem no campo. Além de considerar as particularidades que constituem sua identidade enquanto transformadores da realidade na qual estão inseridos.</text:p>
      <text:p text:style-name="P29"><text:tab/>No exercício de sua função, o Estado busca políticas de permanência, acesso e formação de docentes para educação do Campo. Porém ao mesmo tempo em que se propõe e incentiva a educação do campo o Estado sugere também o fechamento de instituições do Campo, pois a mesma necessita de subsídios para sua permanência, exigindo demanda de estudantes e transportes específicos para permanecer em funcionamento.</text:p>
      <text:p text:style-name="P36"><text:span text:style-name="T46">Após o processo de resistência ao período da ditadura militar e a busca por uma redemocratização no país, em meados da década de 1980 as classes sociais mais ligadas a Educação Popular propõem a inserção da Educação do Campo como um dos pontos principais para a redemocratização de um país mais igualitário. A implementação da Educação do Campo tinha como objetivo a oferta de uma Educação que se propunha a compreender as especificidades da cultura, dos direitos garantidos e da realidade desses sujeitos do campo. </text:span><text:span text:style-name="T47">(</text:span><text:span text:style-name="T48"> AUTOR, ANO,PG</text:span><text:span text:style-name="T47">).</text:span></text:p>
      <text:p text:style-name="P35"/>
      <text:p text:style-name="P30"/>
      <text:p text:style-name="P30"><text:span text:style-name="T55"><text:tab/></text:span><text:span text:style-name="T25">As lutas pela educação do campo visam formar sujeitos para a transformação social emancipatória. Trata-se de exigir a democratização do conhecimento, de ter acesso ao conhecimento histórico acumulado pela sociedade, mas sem a busca por sua reprodução no meio em que se vive. Pelo contrário, problematizá-lo de modo a construir conhecimento efetivo para a realidade na qual </text:span><text:span text:style-name="T26">se </text:span><text:span text:style-name="T25">está inserido.</text:span></text:p>
      <text:p text:style-name="P42"><text:soft-page-break/><text:tab/><text:span text:style-name="T24">Refletir a Educação do Campo acerca das especificidades dos estudantes e do contexto onde a escola se firma, é de suma importância. Pensar na conjuntura dessas instituições como um todo, pois nos locais onde as Escolas do Campo estão inserid</text:span><text:span text:style-name="T33">a</text:span><text:span text:style-name="T24">s percebe-se forte presença da comunidade, independente de </text:span><text:span text:style-name="T34">vínculo</text:span><text:span text:style-name="T24"> familiar com estudantes ou com funcionários.</text:span> </text:p>
      <text:p text:style-name="P39">Sobre como fazer uma escola vinculada à ‘vida real’, não no sentido de apenas colada a necessidades e interesses de um cotidiano linear e de superfície, mas como síntese de múltiplas relações, determinações, como questões da realidade concreta. Retoma a interrogação sobre a necessidade/possibilidade de vínculo da escola, de seu projeto pedagógico, com sujeitos concretos na diversidade de questão que a ‘vida real’ lhes impõe. Uma escola cujos profissionais sejam capazes de coordenar a construção de um currículo que contemple diferentes dimensões formativas e que articule o trabalho pedagógico da dimensão do conhecimento com práticas de trabalho, cultura, luta social. (CALDART, 2009, p.42).</text:p>
      <text:p text:style-name="P41"/>
      <text:p text:style-name="P41"><text:span text:style-name="T22"><text:tab/></text:span><text:span text:style-name="T27">Uma das principais particularidades da educação do campo são as “escolas multisseriadas”, conhecidas também com</text:span><text:span text:style-name="T28">o,</text:span><text:span text:style-name="T27"> “escolas isoladas”. </text:span><text:span text:style-name="T13">Escolas multisseriadas são escolas que reúnem</text:span><text:span text:style-name="T29"> em uma mesma sala de aula, alunos de faixas etárias e séries distintas que são orientados apenas por um docente. </text:span><text:span text:style-name="T30">E</text:span><text:span text:style-name="T29">sse aspecto </text:span><text:span text:style-name="T30">foi, a princípio,</text:span><text:span text:style-name="T29"> </text:span><text:span text:style-name="T30">o </text:span><text:span text:style-name="T29">que nos instigou</text:span><text:span text:style-name="T52"> </text:span><text:span text:style-name="T29">a </text:span><text:span text:style-name="T31">conhecer e</text:span><text:span text:style-name="T32"> </text:span><text:span text:style-name="T31">refletir,</text:span><text:span text:style-name="T32"> acerca d</text:span><text:span text:style-name="T31">as dimensões que compõem</text:span><text:span text:style-name="T32"> </text:span><text:span text:style-name="T31">os processos de </text:span><text:span text:style-name="T32">ensino/aprendizagem dessas escolas</text:span><text:span text:style-name="T29">. </text:span><text:span text:style-name="T30">O foco da pesquisa será as escolas do campo, do município de Camboriú.</text:span></text:p>
      <text:p text:style-name="P9"/>
      <text:p text:style-name="P10">Estrutura de ensino do município de Camboriú</text:p>
      <text:p text:style-name="P47"><text:tab/><text:span text:style-name="T54">O Plano Municipal de Educação, que entrou em vigor em junho de 2015, está organizado de maneira que a rede municipal de ensino oferta a Educação Infantil se responsabilizando integralmente por esta fase da educação. Já o Ensino Fundamental é oferecido em consonância com o Governo do Estado, e o Ensino Médio apenas pelo Estado em escolas estaduais.</text:span></text:p>
      <text:p text:style-name="P48"><text:tab/>O município de Camboriú ainda conta com três escolas privadas. Duas dessas instituições escolares atendem integralmente todas as etapas da educação, e outra atende prioritariamente a educação infantil e o ensino fundamental I e II.</text:p>
      <text:p text:style-name="P48"><text:tab/>Ainda conforme o Plano, as vagas ofertadas em escolas municipais são organizadas por zoneamento, disponibilizando transporte público para os estudantes <text:soft-page-break/>que tem dificuldade de acesso. A oferta do Ensino Médio, também acontece no Instituto Federal Catarinense, que oferece ensino integrado à educação profissional, ofertando também cursos de Ensino Superior e pós-graduação.</text:p>
      <text:p text:style-name="P45"><text:span text:style-name="T54"><text:tab/></text:span><text:span text:style-name="T23">No que se refere as escolas do campo, o município de Camboriú conta com três instituições, localizadas na área rural da cidade. Elas estão organizadas com turmas multisseriadas, que atendem crianças da Pré-Escola e do Ensino Fundamental I. </text:span></text:p>
      <text:list xml:id="list519961068156469660" text:style-name="WWNum18">
        <text:list-item>
          <text:list>
            <text:list-header>
              <text:p text:style-name="P51"/>
              <text:p text:style-name="P52">Histórico das Escolas</text:p>
            </text:list-header>
          </text:list>
        </text:list-item>
      </text:list>
      <text:p text:style-name="P33"><text:s text:c="14"/>As Escolas do Campo no município de Camboriú-Santa Catarina, até meados de 2010 se constituíam de um quadro de oito escolas do Campo, que até então se denominavam Escolas Isoladas. Chamavam-se de Escolas Isoladas por causa da distância que a mesma tinha do meio urbano. </text:p>
      <text:p text:style-name="P33"><text:s text:c="11"/>Segundo dados da Secretaria de Educação do Município de Camboriú, as escolas do Campo foram desativados por alguns fatores. Um dos motivos que mais influenciaram o fechamento da maioria das escolas do Campo foi por estarem insalubres, dificultando a permanência e acesso com qualidade das instituições. Outro fator de grande relevância para desativação das Escolas do Campo é a falta de demanda de um número de estudante para que a mesma se firme, e também a ausência de profissionais qualificados para trabalhar nas Escolas do Campo. </text:p>
      <text:p text:style-name="P32"><text:span text:style-name="T20"><text:s text:c="10"/>Com a desativação de cinco Escolas do Campo no município de Camboriú, hoje permanecem em pleno funcionamento apenas três instituições. As mesma</text:span><text:span text:style-name="T21">s</text:span><text:span text:style-name="T20"> se localizam em três comunidades distintas. A Escola do Campo Adolfo Ovídio Coppi que está localizada na Estrada Geral do Rio do Meio, a Escola de Campo Hercílio Zimmermann que se localiza na Estrada Geral dos Macacos na Vila Conceição e Escola do Campo Lageado que se localizada na Estrada Geral do Lageado no Braço de Camboriú.</text:span></text:p>
      <text:p text:style-name="P34"/>
      <text:p text:style-name="P17">PROCEDIMENTOS METODOLÓGICOS</text:p>
      <text:p text:style-name="P40"/>
      <text:p text:style-name="P46"><text:span text:style-name="T53">A </text:span>pesquisa <text:span text:style-name="T53">é de cunho qualitativo, que utiliza-se</text:span> <text:span text:style-name="T53">de</text:span> recursos metodológicos tais <text:span text:style-name="T53">como </text:span>revisão bibliográfica, observações e entrevistas, <text:span text:style-name="T53">análises</text:span>. <text:span text:style-name="T41">O método de coleta de dados </text:span><text:span text:style-name="T42">se dará</text:span><text:span text:style-name="T41"> </text:span><text:span text:style-name="T42">pela</text:span><text:span text:style-name="T2"> análise dos relatórios </text:span><text:span text:style-name="T14">de estágio</text:span><text:span text:style-name="T2"> </text:span><text:span text:style-name="T15">na</text:span><text:span text:style-name="T2"> Modalidade </text:span><text:span text:style-name="T15">de Educação </text:span><text:soft-page-break/><text:span text:style-name="T15">do Campo, realizados pel</text:span><text:span text:style-name="T16">os acadêmicos do Instituto Federal Catarinense - campus Camboriú, do 7º período, do ano de 2016, matriculados na disciplina de Estágio Supervisionado em Modalidades </text:span><text:span text:style-name="T17">da Educação Básica</text:span><text:span text:style-name="T16">. A esse </text:span><text:span text:style-name="T18">grupo</text:span><text:span text:style-name="T16"> inclui-se a pesquisadora.</text:span></text:p>
      <text:p text:style-name="P44"/>
      <text:p text:style-name="P19"><text:span text:style-name="T5">RESULTADOS</text:span><text:span text:style-name="T11"> </text:span><text:span text:style-name="T5">E</text:span><text:span text:style-name="T11"> </text:span><text:span text:style-name="T5">DISCUSSÃO</text:span></text:p>
      <text:p text:style-name="P15"/>
      <text:p text:style-name="P21"><text:span text:style-name="T5"><text:tab/>A pesquisa encontra-se em </text:span><text:span text:style-name="T6">fase de coletas de dados, dessa forma,</text:span><text:span text:style-name="T7"> não há como obtermos </text:span><text:span text:style-name="T8">discussões e</text:span><text:span text:style-name="T7"> resultados.</text:span></text:p>
      <text:p text:style-name="P19"/>
      <text:p text:style-name="P19"/>
      <text:p text:style-name="P19"><text:span text:style-name="T5">CONSIDERAÇÕES</text:span><text:span text:style-name="T11"> </text:span><text:span text:style-name="T5">FINAIS</text:span></text:p>
      <text:p text:style-name="P15"/>
      <text:p text:style-name="P22"><text:span text:style-name="T43"><text:tab/> Como o trabalho ainda encontra-se em desenvolvimento, não pode-se evidenciar que o objetivo tenha sido alcançado. Contudo </text:span><text:span text:style-name="T44">n</text:span><text:span text:style-name="T43">o propósito de conhecer a história acerca da Educação do Campo, percebe-se que houve progressos mas que ainda </text:span><text:span text:style-name="T44">há</text:span><text:span text:style-name="T43"> necessidade de um olhar diferenciado para os sujeitos do campo. A efetivação de Políticas Públicas destinadas ao Campo até então são poucas, pois </text:span><text:span text:style-name="T45">observa</text:span><text:span text:style-name="T43">-se que o Campo é comparado ao Urbano, delimitando as mesmas Políticas para ambos, sem refletir sobre as especificidades de cada grupo. É necessário refletir ainda que a Educação do Campo é intimamente ligada ao trabalho no meio rural. Portanto, precisam de uma educação voltada para o meio em que vivem, do campo e para o campo.</text:span></text:p>
      <text:p text:style-name="P22"/>
      <text:p text:style-name="P23">Referencias</text:p>
      <text:p text:style-name="P25"><text:span text:style-name="T12">CALDART, Roseli Salete. </text:span><text:span text:style-name="T10">Educação do Campo: Notas para uma Análise de Percurso. </text:span><text:span text:style-name="T12">Trab. Educ. Saúde, Rio de Janeiro, v.7,n.1, p. 35-64, Mar/Jun. 2009.</text:span></text:p>
      <text:p text:style-name="P25">CALDART, Roseli Salete. <text:span text:style-name="T19">A escola do campo em movimento</text:span>. In: ARROYO, Miguel G, CALDART, Roseli Salete, MOLINA, Mônica Castagna (orgs). Por Uma Educação do Campo. 4 ed, Petrópolis, RJ. Vozes, 2009.</text:p>
      <text:p text:style-name="P24"/>
      <text:p text:style-name="P49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list-style-name="WW8Num2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ítulo1" style:next-style-name="Text_20_body" style:default-outline-level="2" style:list-style-name="WW8Num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ítulo1" style:next-style-name="Text_20_body" style:default-outline-level="3" style:list-style-name="WW8Num2" style:class="text">
      <style:text-properties fo:font-size="14pt" fo:font-weight="bold" style:font-size-asian="14pt" style:font-weight-asian="bold" style:font-size-complex="14pt" style:font-weight-complex="bold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>
      <style:paragraph-properties fo:margin-top="0cm" fo:margin-bottom="0.353cm" loext:contextual-spacing="false" fo:line-height="115%" fo:orphans="2" fo:widows="2" fo:hyphenation-ladder-count="no-limit" fo:keep-with-next="always" style:vertical-align="baseline">
        <style:tab-stops>
          <style:tab-stop style:position="1.2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SimSun1" style:font-family-asian="SimSun, 宋体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Standard_20__28_user_29_" style:display-name="Standard (user)" style:family="paragraph">
      <style:paragraph-properties fo:margin-top="0cm" fo:margin-bottom="0.353cm" loext:contextual-spacing="false" fo:line-height="115%" fo:orphans="0" fo:widows="0" fo:hyphenation-ladder-count="no-limit" fo:keep-with-next="always">
        <style:tab-stops>
          <style:tab-stop style:position="1.27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1" style:font-family-asian="SimSun, 宋体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itação_20_Direta_20_mais_20_de_20_três_20_linhas" style:display-name="Citação Direta mais de três linhas" style:family="paragraph" style:parent-style-name="Standard">
      <style:paragraph-properties fo:margin-left="4.001cm" fo:margin-right="0cm" fo:margin-top="0cm" fo:margin-bottom="0cm" loext:contextual-spacing="false" fo:line-height="100%" fo:text-align="justify" style:justify-single-word="false" fo:hyphenation-ladder-count="no-limit" fo:text-indent="0cm" style:auto-text-indent="false"/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Normal_20__28_Web_29_" style:display-name="Normal (Web)" style:family="paragraph" style:parent-style-name="Padrão">
      <style:paragraph-properties fo:margin-top="0.049cm" fo:margin-bottom="0.049cm" loext:contextual-spacing="false" style:line-height-at-least="0.176cm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exto_20_de_20_comentário" style:display-name="Texto de comentário" style:family="paragraph" style:parent-style-name="Standard">
      <style:paragraph-properties fo:line-height="100%" fo:orphans="0" fo:widows="0" fo:keep-with-next="always" style:vertical-align="baseline">
        <style:tab-stops>
          <style:tab-stop style:position="1.27cm"/>
        </style:tab-stops>
      </style:paragraph-properties>
      <style:text-properties style:font-name="Times New Roman" fo:font-family="'Times New Roman'" style:font-family-generic="roman" style:font-pitch="variable" fo:font-size="10pt" fo:language="none" fo:country="none" style:font-name-asian="SimSun1" style:font-family-asian="SimSun, 宋体" style:font-pitch-asian="variable" style:font-size-asian="10pt" style:font-name-complex="Mangal2" style:font-family-complex="Mangal" style:font-family-generic-complex="roman" style:font-pitch-complex="variable" style:font-size-complex="9pt" style:language-complex="hi" style:country-complex="IN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4z0" style:family="text">
      <style:text-properties fo:font-weight="normal" style:font-weight-asian="norma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fo:font-weight="bold" style:font-weight-asian="bold"/>
    </style:style>
    <style:style style:name="WW8Num5z1" style:family="text">
      <style:text-properties fo:font-weight="bold" style:font-weight-asian="bold"/>
    </style:style>
    <style:style style:name="WW8Num5z2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onte_20_parág._20_padrão" style:display-name="Fonte parág. padrão" style:family="text"/>
    <style:style style:name="Fonte_20_parág._20_padrão2" style:display-name="Fonte parág. padrão2" style:family="text"/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Fonte_20_parág._20_padrão1" style:display-name="Fonte parág. padrão1" style:family="text"/>
    <style:style style:name="Cabeçalho_20_Char" style:display-name="Cabeçalho Char" style:family="text" style:parent-style-name="Fonte_20_parág._20_padrão1"/>
    <style:style style:name="Rodapé_20_Char" style:display-name="Rodapé Char" style:family="text" style:parent-style-name="Fonte_20_parág._20_padrão1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-asian="SimSun1" style:font-family-asian="SimSun, 宋体" style:font-pitch-asian="variable" style:language-asian="zh" style:country-asian="CN" style:font-name-complex="Mangal2" style:font-family-complex="Mangal" style:font-family-generic-complex="roman" style:font-pitch-complex="variable" style:font-size-complex="9pt" style:language-complex="hi" style:country-complex="I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1.111cm" fo:margin-left="1.746cm"/>
        </style:list-level-properties>
      </text:list-level-style-number>
      <text:list-level-style-number text:level="2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193cm" fo:margin-left="-0.191cm" table:align="left" style:writing-mode="lr-tb"/>
    </style:style>
    <style:style style:name="Tabela1.A" style:family="table-column">
      <style:table-column-properties style:column-width="16.193cm"/>
    </style:style>
    <style:style style:name="Tabela1.1" style:family="table-row">
      <style:table-row-properties style:min-row-height="1.245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style:line-height-at-least="0.353cm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5" style:family="paragraph" style:parent-style-name="Header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weight-complex="bold"/>
    </style:style>
    <style:style style:name="MP6" style:family="paragraph" style:parent-style-name="Header">
      <style:paragraph-properties>
        <style:tab-stops>
          <style:tab-stop style:position="1.614cm"/>
          <style:tab-stop style:position="7.999cm" style:type="center"/>
        </style:tab-stops>
      </style:paragraph-properties>
    </style:style>
    <style:style style:name="MP7" style:family="paragraph" style:parent-style-name="Footer">
      <style:text-properties style:font-name="Times New Roman" fo:font-size="10pt" style:font-size-asian="10pt" style:font-size-complex="10pt"/>
    </style:style>
    <style:style style:name="MP8" style:family="paragraph" style:parent-style-name="Footer">
      <style:text-properties fo:color="#000000" style:font-name="Arial" fo:font-size="9pt" style:font-size-asian="9pt" style:font-name-complex="Arial" style:font-size-complex="9pt"/>
    </style:style>
    <style:style style:name="MT1" style:family="text">
      <style:text-properties style:font-name-complex="Arial"/>
    </style:style>
    <style:style style:name="MT2" style:family="text">
      <style:text-properties fo:color="#000000" style:font-name-complex="Arial"/>
    </style:style>
    <style:style style:name="MT3" style:family="text">
      <style:text-properties fo:color="#000000" style:font-name-asian="Arial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25cm" fo:margin-bottom="0.27cm" fo:margin-left="3cm" fo:margin-right="2cm" fo:background-color="#ffffff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41cm" fo:margin-left="0cm" fo:margin-right="0cm" fo:margin-bottom="2.342cm" style:dynamic-spacing="true"/>
      </style:header-style>
      <style:footer-style>
        <style:header-footer-properties fo:min-height="2.482cm" fo:margin-left="0cm" fo:margin-right="0cm" fo:margin-top="2.38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><text:page-number text:select-page="current">5</text:page-number></text:p>
        <text:p text:style-name="MP2"/>
      </style:header>
      <style:header-first>
        <text:p text:style-name="MP3"/>
        <text:p text:style-name="MP3"/>
        <text:p text:style-name="MP3"><draw:frame draw:style-name="Mfr1" draw:name="Figura1" text:anchor-type="as-char" svg:width="9.474cm" svg:height="2.277cm" draw:z-index="0"><draw:image xlink:href="Pictures/10000201000003C00000012A55AE93E5.png" xlink:type="simple" xlink:show="embed" xlink:actuate="onLoad"/></draw:frame></text:p>
        <text:p text:style-name="MP3"/>
      </style:header-first>
      <style:footer>
        <table:table table:name="Tabela1" table:style-name="Tabela1">
          <table:table-column table:style-name="Tabela1.A"/>
          <table:table-row table:style-name="Tabela1.1">
            <table:table-cell table:style-name="Tabela1.A1" office:value-type="string">
              <text:p text:style-name="MP4"><text:span text:style-name="MT1">VII</text:span> FICE – Feira de Iniciação Cientifica e Extensão do Instituto Federal Catarinense – Campus Camboriú.</text:p>
              <text:p text:style-name="MP5"/>
            </table:table-cell>
          </table:table-row>
        </table:table>
        <text:p text:style-name="MP6"/>
      </style:footer>
      <style:footer-first>
        <text:p text:style-name="MP7"><text:span text:style-name="MT2">1</text:span><text:span text:style-name="MT3"> Acadêmica de Licenciatura em Pedagogia</text:span><text:span text:style-name="MT2">,</text:span><text:span text:style-name="MT3"> </text:span><text:span text:style-name="MT2">Instituto</text:span><text:span text:style-name="MT3"> </text:span><text:span text:style-name="MT2">Federal</text:span><text:span text:style-name="MT3"> </text:span><text:span text:style-name="MT2">Catarinense- Campus Camboriú.</text:span><text:span text:style-name="MT3"> </text:span><text:span text:style-name="MT2">E-mail:</text:span><text:span text:style-name="MT3"> </text:span><text:span text:style-name="MT2">barbarabiancarocha@hotmail.com</text:span></text:p>
        <text:p text:style-name="MP8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ÍTULO DO ARTIGO</dc:title>
    <meta:initial-creator>Franciani</meta:initial-creator>
    <meta:creation-date>2016-06-15T10:32:00</meta:creation-date>
    <dc:date>2016-06-23T14:40:33.475000000</dc:date>
    <meta:print-date>2016-05-05T19:26:00</meta:print-date>
    <meta:editing-cycles>13</meta:editing-cycles>
    <meta:editing-duration>PT1H46M59S</meta:editing-duration>
    <meta:generator>LibreOffice/4.3.0.4$Windows_x86 LibreOffice_project/62ad5818884a2fc2e5780dd45466868d41009ec0</meta:generator>
    <meta:document-statistic meta:table-count="1" meta:image-count="1" meta:object-count="0" meta:page-count="5" meta:paragraph-count="39" meta:word-count="1665" meta:character-count="10825" meta:non-whitespace-character-count="9139"/>
  </office:meta>
</office:document-meta>
</file>